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4049in" fo:margin-left="0.0972in" table:align="left" style:writing-mode="lr-tb"/>
    </style:style>
    <style:style style:name="Tabela1.A" style:family="table-column">
      <style:table-column-properties style:column-width="4.0681in"/>
    </style:style>
    <style:style style:name="Tabela1.B" style:family="table-column">
      <style:table-column-properties style:column-width="2.3368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0743in" fo:padding-right="0.0743in" fo:padding-top="0in" fo:padding-bottom="0in" fo:border-left="0.0007in solid #000000" fo:border-right="none" fo:border-top="0.0007in solid #000000" fo:border-bottom="0.0069in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743in" fo:padding-right="0.0743in" fo:padding-top="0in" fo:padding-bottom="0in" fo:border-left="0.0069in solid #000000" fo:border-right="0.0007in solid #000000" fo:border-top="0.0007in solid #000000" fo:border-bottom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43in" fo:padding-right="0.0743in" fo:padding-top="0in" fo:padding-bottom="0in" fo:border-left="0.0007in solid #000000" fo:border-right="none" fo:border-top="0.0069in solid #000000" fo:border-bottom="0.0069in solid #000000" style:writing-mode="lr-tb"/>
    </style:style>
    <style:style style:name="Tabela1.B2" style:family="table-cell">
      <style:table-cell-properties style:vertical-align="top" fo:padding-left="0.0743in" fo:padding-right="0.0743in" fo:padding-top="0in" fo:padding-bottom="0in" fo:border-left="0.0069in solid #000000" fo:border-right="0.0007in solid #000000" fo:border-top="0.0069in solid #000000" fo:border-bottom="0.0069in solid #000000" style:writing-mode="lr-tb"/>
    </style:style>
    <style:style style:name="Tabela1.A11" style:family="table-cell">
      <style:table-cell-properties style:vertical-align="top" fo:padding-left="0.0743in" fo:padding-right="0.0743in" fo:padding-top="0in" fo:padding-bottom="0in" fo:border-left="0.0007in solid #000000" fo:border-right="none" fo:border-top="0.0069in solid #000000" fo:border-bottom="0.0007in solid #000000" style:writing-mode="lr-tb"/>
    </style:style>
    <style:style style:name="Tabela1.B11" style:family="table-cell">
      <style:table-cell-properties style:vertical-align="top" fo:padding-left="0.0743in" fo:padding-right="0.0743in" fo:padding-top="0in" fo:padding-bottom="0in" fo:border-left="0.0069in solid #000000" fo:border-right="0.0007in solid #000000" fo:border-top="0.0069in solid #000000" fo:border-bottom="0.0007in solid #000000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8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3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4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1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6" style:family="paragraph" style:parent-style-name="Heading_20_1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Heading_20_1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</style:style>
    <style:style style:name="P19" style:family="paragraph" style:parent-style-name="Heading_20_1">
      <style:paragraph-properties fo:margin-left="0.3335in" fo:margin-right="0in" fo:margin-top="0in" fo:margin-bottom="0in" fo:line-height="150%" fo:text-indent="0in" style:auto-text-indent="false">
        <style:tab-stops>
          <style:tab-stop style:position="4.4165in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Standard">
      <style:text-properties style:language-asian="en" style:country-asian="US"/>
    </style:style>
    <style:style style:name="P2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2" style:family="paragraph" style:parent-style-name="Standard"/>
    <style:style style:name="P23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165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299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3335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size-complex="10pt"/>
    </style:style>
    <style:style style:name="P31" style:family="paragraph"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none" fo:country="none" style:font-size-asian="10pt" style:language-asian="none" style:country-asian="none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0"/>
      <text:p text:style-name="P10"/>
      <text:p text:style-name="P10"/>
      <text:p text:style-name="P20"/>
      <text:p text:style-name="P11">Lista de Presença</text:p>
      <text:p text:style-name="P23">Data: 99/99/9999</text:p>
      <text:p text:style-name="P21"/>
      <text:p text:style-name="P21"/>
      <text:p text:style-name="P21"/>
      <text:p text:style-name="P21"/>
      <text:p text:style-name="P11">Nome do Projeto - Versão 9.9</text:p>
      <text:p text:style-name="P13">Nome do Módulo - Release 9.9</text:p>
      <text:p text:style-name="P21"/>
      <text:p text:style-name="P21"/>
      <text:p text:style-name="P21"/>
      <text:p text:style-name="P21"/>
      <text:p text:style-name="P14"/>
      <text:p text:style-name="P12"/>
      <text:section text:style-name="Sect1" text:name="Seção1">
        <text:p text:style-name="P22"/>
      </text:section>
      <text:section text:style-name="Sect2" text:name="Seção2">
        <text:h text:style-name="P16" text:outline-level="1" text:is-list-header="true"/>
        <text:h text:style-name="P18" text:outline-level="1"><text:span text:style-name="T2"><text:s/></text:span><text:span text:style-name="T1">Informações Gerais</text:span></text:h>
        <text:p text:style-name="P24"/>
        <text:p text:style-name="P25">Sistema: <text:tab/>Data: </text:p>
        <text:h text:style-name="P19" text:outline-level="1">Cliente: <text:tab/>Horário: </text:h>
        <text:p text:style-name="P25">Local: <text:tab/><text:tab/>Carga Horária:</text:p>
        <text:p text:style-name="P26">Instrutor: <text:tab/> </text:p>
        <text:p text:style-name="P27"/>
        <text:list xml:id="list29574993" text:style-name="WW8Num14">
          <text:list-item>
            <text:h text:style-name="P17" text:outline-level="1">Treinandos</text:h>
          </text:list-item>
        </text:list>
        <text:p text:style-name="P28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P29">NOME DO TREINANDO</text:p>
            </table:table-cell>
            <table:table-cell table:style-name="Tabela1.B1" office:value-type="string">
              <text:p text:style-name="P29">ASSINATURA</text:p>
            </table:table-cell>
          </table:table-row>
          <table:table-row table:style-name="Tabela1.1">
            <table:table-cell table:style-name="Tabela1.A2" office:value-type="string">
              <text:p text:style-name="P30">1 -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0">2 -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0">3 - 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0">4 - 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0">5 -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0">6 -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0">7 -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0">8 -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0">9 -</text:p>
            </table:table-cell>
            <table:table-cell table:style-name="Tabela1.B2" office:value-type="string">
              <text:p text:style-name="P30"/>
            </table:table-cell>
          </table:table-row>
          <table:table-row table:style-name="Tabela1.1">
            <table:table-cell table:style-name="Tabela1.A11" office:value-type="string">
              <text:p text:style-name="P30">10 -</text:p>
            </table:table-cell>
            <table:table-cell table:style-name="Tabela1.B11" office:value-type="string">
              <text:p text:style-name="P30"/>
            </table:table-cell>
          </table:table-row>
        </table:table>
        <text:p text:style-name="P24"/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1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7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 fo:font-size="8pt" style:font-size-asian="8pt" style:font-size-complex="8pt"/>
    </style:style>
    <style:style style:name="WW8Num18z1" style:family="text">
      <style:text-properties fo:font-size="8pt" style:font-size-asian="8pt" style:font-size-complex="8pt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20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6.6181in" fo:margin-left="-0.075in" table:align="left" style:writing-mode="lr-tb"/>
    </style:style>
    <style:style style:name="Tabela2.A" style:family="table-column">
      <style:table-column-properties style:column-width="3.309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19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2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Lista de Presença</text:span><text:span text:style-name="Page_20_Number"><text:span text:style-name="MT3"><text:tab/></text:span></text:span><text:span text:style-name="Page_20_Number"><text:span text:style-name="MT2">mds - ls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47:08.96</meta:creation-date>
    <meta:editing-cycles>2</meta:editing-cycles>
    <meta:editing-duration>PT00H00M53S</meta:editing-duration>
    <meta:initial-creator>Lena Lúcia de Moraes</meta:initial-creator>
    <meta:generator>BrOffice.org/3.0$Win32 OpenOffice.org_project/300m9$Build-9358</meta:generator>
    <meta:document-statistic meta:table-count="2" meta:image-count="2" meta:object-count="0" meta:page-count="2" meta:paragraph-count="28" meta:word-count="70" meta:character-count="737"/>
    <dc:date>2010-02-26T09:48:01.76</dc:date>
    <dc:creator>Lena Lúcia de Moraes</dc:creator>
  </office:meta>
</office:document-meta>
</file>